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LDLookup.initTwoPartTL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LDLookup.isThreePartTLD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LDLookup.debugOut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LDLookup.debugOut( Throwable 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LDLookup.initThreePartTL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LDLookup.initMultiPartT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44">
            <text:p text:style-name="Table_20_Contents">944</text:p>
          </table:table-cell>
        </table:table-row>
        <table:table-row>
          <table:table-cell office:value-type="string">
            <text:p text:style-name="Table_20_Contents">TLDLookup.isTwoPartTLD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